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Night Sky" fo:font-size="80pt" style:font-size-asian="80pt" style:font-size-complex="80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ston" fo:font-size="60pt" style:font-size-asian="60pt" style:font-size-complex="60pt"/>
    </style:style>
    <style:style style:name="P4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Night Sky" fo:font-size="80pt" style:font-size-asian="80pt" style:font-size-complex="80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6.187cm" svg:x="3.365cm" svg:y="1.414cm">
          <draw:text-box>
            <text:p text:style-name="P2"><text:span text:style-name="T1">Me</text:span><text:span text:style-name="T1">teo</text:span><text:span text:style-name="T1">r </text:span><text:span text:style-name="T1">Tub</text:span><text:span text:style-name="T1">es</text:span></text:p>
          </draw:text-box>
        </draw:frame>
        <draw:frame draw:style-name="gr3" draw:text-style-name="P5" draw:layer="layout" svg:width="12.181cm" svg:height="0.973cm" svg:x="1.601cm" svg:y="7.155cm">
          <draw:text-box>
            <text:p text:style-name="P4"><text:span text:style-name="T2">And relate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3T18:31:28.412718232</dc:date>
    <meta:editing-duration>PT38M4S</meta:editing-duration>
    <meta:editing-cycles>5</meta:editing-cycles>
    <meta:generator>LibreOffice/7.4.5.1$Linux_X86_64 LibreOffice_project/9c0871452b3918c1019dde9bfac75448afc4b57f</meta:generator>
    <meta:print-date>2023-03-13T18:30:44.125535656</meta:print-date>
    <meta:document-statistic meta:object-count="3"/>
  </office:meta>
</office:document-meta>
</file>